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FieldInitialization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FieldInitialization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ieldInitializationException.ControlFieldInitializationException( String fieldName , PageFlowManagedObject object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